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b4c97" officeooo:paragraph-rsid="000b4c97"/>
    </style:style>
    <style:style style:name="P2" style:family="paragraph" style:parent-style-name="Standard">
      <style:text-properties officeooo:rsid="000c196c" officeooo:paragraph-rsid="000c196c"/>
    </style:style>
    <style:style style:name="P3" style:family="paragraph" style:parent-style-name="Standard">
      <style:text-properties officeooo:rsid="000d8fce" officeooo:paragraph-rsid="000d8fce"/>
    </style:style>
    <style:style style:name="P4" style:family="paragraph" style:parent-style-name="Standard">
      <style:text-properties officeooo:rsid="001107bc" officeooo:paragraph-rsid="001107bc"/>
    </style:style>
    <style:style style:name="P5" style:family="paragraph" style:parent-style-name="Standard">
      <style:text-properties officeooo:rsid="00120e16" officeooo:paragraph-rsid="00120e16"/>
    </style:style>
    <style:style style:name="P6" style:family="paragraph" style:parent-style-name="Standard">
      <style:text-properties officeooo:rsid="001249e3" officeooo:paragraph-rsid="001249e3"/>
    </style:style>
    <style:style style:name="P7" style:family="paragraph" style:parent-style-name="Standard">
      <style:text-properties officeooo:rsid="0013a28a" officeooo:paragraph-rsid="0013a28a"/>
    </style:style>
    <style:style style:name="P8" style:family="paragraph" style:parent-style-name="Standard">
      <style:text-properties officeooo:rsid="00142568" officeooo:paragraph-rsid="00142568"/>
    </style:style>
    <style:style style:name="P9" style:family="paragraph" style:parent-style-name="Standard">
      <style:text-properties officeooo:rsid="00164120" officeooo:paragraph-rsid="00164120"/>
    </style:style>
    <style:style style:name="P10" style:family="paragraph" style:parent-style-name="Standard">
      <style:text-properties officeooo:rsid="0016faf5" officeooo:paragraph-rsid="0016faf5"/>
    </style:style>
    <style:style style:name="P11" style:family="paragraph" style:parent-style-name="Standard">
      <style:text-properties officeooo:rsid="00189ba8" officeooo:paragraph-rsid="00189ba8"/>
    </style:style>
    <style:style style:name="P12" style:family="paragraph" style:parent-style-name="Standard">
      <style:text-properties officeooo:rsid="001a8957" officeooo:paragraph-rsid="001a8957"/>
    </style:style>
    <style:style style:name="P13" style:family="paragraph" style:parent-style-name="Standard">
      <style:text-properties officeooo:rsid="001b29d9" officeooo:paragraph-rsid="001b29d9"/>
    </style:style>
    <style:style style:name="P14" style:family="paragraph" style:parent-style-name="Standard">
      <style:text-properties officeooo:rsid="001c2093" officeooo:paragraph-rsid="001c2093"/>
    </style:style>
    <style:style style:name="P15" style:family="paragraph" style:parent-style-name="Standard">
      <style:text-properties officeooo:rsid="001d51f6" officeooo:paragraph-rsid="001d51f6"/>
    </style:style>
    <style:style style:name="P16" style:family="paragraph" style:parent-style-name="Standard">
      <style:text-properties officeooo:rsid="001ed138" officeooo:paragraph-rsid="001ed138"/>
    </style:style>
    <style:style style:name="P17" style:family="paragraph" style:parent-style-name="Standard">
      <style:text-properties officeooo:rsid="002060f9" officeooo:paragraph-rsid="002060f9"/>
    </style:style>
    <style:style style:name="P18" style:family="paragraph" style:parent-style-name="Standard">
      <style:text-properties officeooo:rsid="002060f9" officeooo:paragraph-rsid="00217c99"/>
    </style:style>
    <style:style style:name="P19" style:family="paragraph" style:parent-style-name="Standard">
      <style:text-properties officeooo:rsid="00217c99" officeooo:paragraph-rsid="00217c99"/>
    </style:style>
    <style:style style:name="P20" style:family="paragraph" style:parent-style-name="Standard">
      <style:text-properties officeooo:rsid="0022d78b" officeooo:paragraph-rsid="0022d78b"/>
    </style:style>
    <style:style style:name="P21" style:family="paragraph" style:parent-style-name="Standard">
      <style:text-properties officeooo:rsid="0024c43e" officeooo:paragraph-rsid="0024c43e"/>
    </style:style>
    <style:style style:name="T1" style:family="text">
      <style:text-properties officeooo:rsid="000c196c"/>
    </style:style>
    <style:style style:name="T2" style:family="text">
      <style:text-properties officeooo:rsid="000d8fce"/>
    </style:style>
    <style:style style:name="T3" style:family="text">
      <style:text-properties officeooo:rsid="001107bc"/>
    </style:style>
    <style:style style:name="T4" style:family="text">
      <style:text-properties officeooo:rsid="00120e16"/>
    </style:style>
    <style:style style:name="T5" style:family="text">
      <style:text-properties officeooo:rsid="0013a28a"/>
    </style:style>
    <style:style style:name="T6" style:family="text">
      <style:text-properties officeooo:rsid="00142568"/>
    </style:style>
    <style:style style:name="T7" style:family="text">
      <style:text-properties officeooo:rsid="0015acfd"/>
    </style:style>
    <style:style style:name="T8" style:family="text">
      <style:text-properties officeooo:rsid="00164120"/>
    </style:style>
    <style:style style:name="T9" style:family="text">
      <style:text-properties officeooo:rsid="00189ba8"/>
    </style:style>
    <style:style style:name="T10" style:family="text">
      <style:text-properties officeooo:rsid="001b29d9"/>
    </style:style>
    <style:style style:name="T11" style:family="text">
      <style:text-properties officeooo:rsid="001b2c8e"/>
    </style:style>
    <style:style style:name="T12" style:family="text">
      <style:text-properties officeooo:rsid="001c2093"/>
    </style:style>
    <style:style style:name="T13" style:family="text">
      <style:text-properties officeooo:rsid="001d45f5"/>
    </style:style>
    <style:style style:name="T14" style:family="text">
      <style:text-properties officeooo:rsid="001d51f6"/>
    </style:style>
    <style:style style:name="T15" style:family="text">
      <style:text-properties officeooo:rsid="001ed138"/>
    </style:style>
    <style:style style:name="T16" style:family="text">
      <style:text-properties officeooo:rsid="002060f9"/>
    </style:style>
    <style:style style:name="T17" style:family="text">
      <style:text-properties officeooo:rsid="00217c99"/>
    </style:style>
    <style:style style:name="T18" style:family="text">
      <style:text-properties officeooo:rsid="0022d78b"/>
    </style:style>
    <style:style style:name="T19" style:family="text">
      <style:text-properties officeooo:rsid="0024c43e"/>
    </style:style>
    <style:style style:name="T20" style:family="text">
      <style:text-properties officeooo:rsid="002687f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eview:</text:p>
      <text:p text:style-name="P1"/>
      <text:p text:style-name="P1">Alright, so now you know enough SQL to do some important database tasks. You can load a database, query a table to get the data, <text:span text:style-name="T1">and filter that data to return only relevant rows and columns. Lets do a few review excercises.</text:span></text:p>
      <text:p text:style-name="P2">Ex 1 <text:span text:style-name="T2">(15 mins)</text:span>:</text:p>
      <text:p text:style-name="P2">Log into the RDBMS, <text:span text:style-name="T2">load the database</text:span></text:p>
      <text:p text:style-name="P2"/>
      <text:p text:style-name="P2">Write a <text:span text:style-name="T2">query to return all columns the first 10 trucks in the truck_info </text:span><text:span text:style-name="T20">table</text:span></text:p>
      <text:p text:style-name="P3"/>
      <text:p text:style-name="P3">Return the x and y columns for all entries from truck number 261 in the snow table</text:p>
      <text:p text:style-name="P3"/>
      <text:p text:style-name="P3">Use distinct to return all trucks_names in the snow table</text:p>
      <text:p text:style-name="P3"/>
      <text:p text:style-name="P3">Use distinct to return all unique combinations of make and model from the truck info table</text:p>
      <text:p text:style-name="P3"/>
      <text:p text:style-name="P3">Return all <text:span text:style-name="T3">unique </text:span>values present in the activity_type column of the snow table</text:p>
      <text:p text:style-name="P3"/>
      <text:p text:style-name="P3">Return all <text:span text:style-name="T3">addresses in the snow table beginning with 2</text:span></text:p>
      <text:p text:style-name="P3"/>
      <text:p text:style-name="P4">Challenge<text:span text:style-name="T4">: return ID, Truck name and address for all service calls on BEECH st serviced by truck 73 or 266.</text:span></text:p>
      <text:p text:style-name="P4"/>
      <text:p text:style-name="P5">The skills that we’ve practiced so far are great for understating your data and searching for specific items. SQL also gives us tools for sorting, ranking, aggregating and doing basic mathematical operations with the data in our database.</text:p>
      <text:p text:style-name="P5"/>
      <text:p text:style-name="P6">Lets start with some basic aggregation functions. Aggregation functions take the data in a column as a whole and return some fact about it. We’ll start with one of the simplest aggregation functions, count. <text:span text:style-name="T5">We can use count to find out the number of times a value shows up in a row.</text:span></text:p>
      <text:p text:style-name="P6"/>
      <text:p text:style-name="P7">Select COUNT(truck_name) <text:s/>from snow where truck_name = 73;</text:p>
      <text:p text:style-name="P7"/>
      <text:p text:style-name="P7">We can also see how many distinct values there are for a given column,</text:p>
      <text:p text:style-name="P7"/>
      <text:p text:style-name="P7">SELECT COUNT( DISTINCT address) FROM snow;</text:p>
      <text:p text:style-name="P7"/>
      <text:p text:style-name="P7">We see that there are about 10487 addresses listed in the database. So many are being visited more than once. Lets see how many addresses are on beech st.</text:p>
      <text:p text:style-name="P7"/>
      <text:p text:style-name="P7">SELECT COUNT( DISTINCT address) FROM snow WHERE address LIKE (% BEECH %);</text:p>
      <text:p text:style-name="P7"/>
      <text:p text:style-name="P7">Looks like 51. <text:span text:style-name="T6">But lets check something. I noticed that some of the addresses in my database have a zip code listed and some don’t. That makes me think that it’s being reported inconsistently. What if some data is doesn’t have a space at the end.</text:span></text:p>
      <text:p text:style-name="P7"/>
      <text:p text:style-name="P8"><text:span text:style-name="T5">SELECT COUNT( DISTINCT address) FROM snow WHERE address LIKE (% BEECH%</text:span>):</text:p>
      <text:p text:style-name="P8"/>
      <text:p text:style-name="P8">Looks like there are 11 entries that don’t have a space after beech. Lets take a closer look at these addresses.</text:p>
      <text:p text:style-name="P8"><text:span text:style-name="T5">SELECT DISTINCT address FROM snow WHERE address LIKE (% BEECH%</text:span>);</text:p>
      <text:p text:style-name="P8"><text:soft-page-break/>Oops, looks like if I don’t include the space after beech, I get some results on beecher st. This sort of complication shows up in real world data all the time, formatting is ESSENTIAL to make a dataset usable. As is making sure you understand the data. <text:span text:style-name="T7">But anyway, lets move on to another aggregation function AVG. AVG </text:span><text:span text:style-name="T8">gives the mean of the data in a column. We can use it as follows.</text:span></text:p>
      <text:p text:style-name="P8"/>
      <text:p text:style-name="P9">SELECT AVG(milage) <text:s/>FROM truck_info;</text:p>
      <text:p text:style-name="P9"/>
      <text:p text:style-name="P10">Two more important aggregation functions are MIN and MAX the return the minimum and ma<text:span text:style-name="T9">x</text:span>imum values in a row.</text:p>
      <text:p text:style-name="P10"/>
      <text:p text:style-name="P10">S<text:span text:style-name="T9">ELECT MAX(milage) FROM truck_info;</text:span></text:p>
      <text:p text:style-name="P10"/>
      <text:p text:style-name="P11">SELECT MIN(milage) FROM truck_info;</text:p>
      <text:p text:style-name="P11"/>
      <text:p text:style-name="P15">One more important aggragation fucntion is sum, which returns the total of a column.</text:p>
      <text:p text:style-name="P15"/>
      <text:p text:style-name="P15">SELECT SUM(milage) FROM truck_info;</text:p>
      <text:p text:style-name="P12"/>
      <text:p text:style-name="P12">Lets get some practice using these functions:</text:p>
      <text:p text:style-name="P12"/>
      <text:p text:style-name="P12">Try the following examples (10 minutes)</text:p>
      <text:p text:style-name="P12"/>
      <text:p text:style-name="P12">Get the average milage for trucks in the truck info table.</text:p>
      <text:p text:style-name="P12"/>
      <text:p text:style-name="P12">Get the min and max miliage for trucks in the truck info table</text:p>
      <text:p text:style-name="P12"/>
      <text:p text:style-name="P12">Get the average milage for f150s.</text:p>
      <text:p text:style-name="P12"/>
      <text:p text:style-name="P12">Find the age of the oldest dodge in the truck info table.</text:p>
      <text:p text:style-name="P12"/>
      <text:p text:style-name="P12">How many times does ‘<text:span text:style-name="T10">Start Moving’ or ‘Stop Moving’ appear in the activity type column of the snow table?</text:span></text:p>
      <text:p text:style-name="P12"/>
      <text:p text:style-name="P13">ORDER BY and GROUP BY</text:p>
      <text:p text:style-name="P13"/>
      <text:p text:style-name="P13">We’ve been talking about getting statistics for columns in our database <text:span text:style-name="T11">but what if we want to get aggregate data two important tools we can use for this purpose are ORDER BY and GROUP BY. ORDER BY returns data in ascending order. For numbers, this means smallest to greatest, for strings, this means alphabetical. For other data types, refer to the documentation. Lets </text:span><text:span text:style-name="T14">say I want to order the trucks by their ID number</text:span><text:span text:style-name="T11"> at </text:span><text:span text:style-name="T12">the trucks by their ID numbers.</text:span></text:p>
      <text:p text:style-name="P13"/>
      <text:p text:style-name="P14">SELECT * FROM truck_info ORDER BY id;</text:p>
      <text:p text:style-name="P14"/>
      <text:p text:style-name="P14">If we prefer it in decending order, we can use the DESC keyword.</text:p>
      <text:p text:style-name="P14"/>
      <text:p text:style-name="P14">SELECT * FROM truck_info ORDER BY id DESC;</text:p>
      <text:p text:style-name="P14"/>
      <text:p text:style-name="P14">We can also order by multiple columns. This will sort them by the first column indicated, but will order any ties by the subsequent columns in order.</text:p>
      <text:p text:style-name="P14"/>
      <text:p text:style-name="P14">Try the following and see how adding a column changes the order in which things are returned.</text:p>
      <text:p text:style-name="P14"><text:s/></text:p>
      <text:p text:style-name="P14"><text:soft-page-break/>SELECT * FROM truck_info ORDER BY make;</text:p>
      <text:p text:style-name="P14"/>
      <text:p text:style-name="P14">SELECT * FROM truck_info ORDER BY make, model;</text:p>
      <text:p text:style-name="P14"/>
      <text:p text:style-name="P14">SELECT * FROM truck_info ORDER BY make, model, milage;</text:p>
      <text:p text:style-name="P14"/>
      <text:p text:style-name="P14"/>
      <text:p text:style-name="P14">Another important tool for analyizing rows is the GROUP BY command. Group by will return the data in your dataset aggregated by the unique values of a given row. <text:s/><text:span text:style-name="T13">Any other rows you return will have to have some kind of aggregation function applied to them.</text:span></text:p>
      <text:p text:style-name="P14"/>
      <text:p text:style-name="P15">For example, lets say I want the total number of miles driven by each model of truck in my database. </text:p>
      <text:p text:style-name="P15"/>
      <text:p text:style-name="P15">SELECT make, model, SUM(milage) FROM truck_info GROUP BY model;</text:p>
      <text:p text:style-name="P15"/>
      <text:p text:style-name="P15">That gets us the answer, but it’d be a lot easier to interpret the results if we knew how many of each truck was in our dataset. Luckily we can apply different <text:span text:style-name="T15">aggregation functions to different colums.</text:span></text:p>
      <text:p text:style-name="P15"/>
      <text:p text:style-name="P15">SELECT make, model, COUNT(model), SUM(milage) FROM truck_info GROUP BY model;</text:p>
      <text:p text:style-name="P15"/>
      <text:p text:style-name="P16">We’ve been practicing aggregating grouping and ordering on our whole table but we can combine them with each other and with the whole table. This means that we need to start thinking more about the structure of our queries. They should be in the following stucture SELECT _ FROM _ WHERE _ GROUP BY _ ORDER BY _; This is ultimately a logical way to to it. We <text:span text:style-name="T16">first </text:span>filter the data, then aggregate <text:span text:style-name="T16">what we’ve filtered</text:span> then worry about how to display it.</text:p>
      <text:p text:style-name="P16"/>
      <text:p text:style-name="P17">Lets practice a couple together, then work on doing your own:</text:p>
      <text:p text:style-name="P17"/>
      <text:p text:style-name="P17">Say we want to know how many times each truck visited beech st, and list the <text:span text:style-name="T17">trucks in order of how often they appear</text:span>:</text:p>
      <text:p text:style-name="P17"/>
      <text:p text:style-name="P17">SELECT truck_name, <text:span text:style-name="T18">COUNT</text:span>(truck_name), FROM snow WHERE address LIKE (% BEECH %) GROUP BY truck_name ORDER BY <text:span text:style-name="T17">COUNT(truck_name)</text:span>;</text:p>
      <text:p text:style-name="P17"/>
      <text:p text:style-name="P19">OK, lets modify it so that it only returns the top 5 trucks.</text:p>
      <text:p text:style-name="P19"/>
      <text:p text:style-name="P18">SELECT truck_name, count(truck_name), FROM snow WHERE address LIKE (% BEECH %) GROUP BY truck_name ORDER BY <text:span text:style-name="T17">COUNT(truck_name) DESC LIMIT </text:span><text:span text:style-name="T18">5</text:span>;</text:p>
      <text:p text:style-name="P18"/>
      <text:p text:style-name="P19">Today we looked at <text:span text:style-name="T18">ways to aggregate and sort the data in a table and how to combine that with our filtering skills to create more complicated queries to answer more interesting questions about our data. Specifically we covered the following aggregation functions MAX(), MIN(), AVG(), COUNT(), and SUM() and the use of the GROUP BY and ORDER BY keywords. Play around with these for a while. Here are some problems to get you started.</text:span></text:p>
      <text:p text:style-name="P20">Ex 3:</text:p>
      <text:p text:style-name="P20">How many times did each truck start moving?</text:p>
      <text:p text:style-name="P21">What truck has the highest miliage?</text:p>
      <text:p text:style-name="P20">Which model of truck has the highest average age?</text:p>
      <text:p text:style-name="P20">Which 3 trucks have the fewest number of visits to <text:span text:style-name="T19">Crouse st?</text:span></text:p>
      <text:p text:style-name="P21">Challenge: How many times were each intersection in the database visited (Hint: what character might be in the address of all intersection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Bitstream Vera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Bitstream Vera Sans"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Bitstream Vera Sans" style:font-family-asian="'Bitstream Vera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6-05T21:06:34.958835866</meta:creation-date>
    <dc:date>2022-06-10T14:52:25.066613170</dc:date>
    <meta:editing-duration>PT24M50S</meta:editing-duration>
    <meta:editing-cycles>3</meta:editing-cycles>
    <meta:generator>LibreOffice/7.0.4.2$Linux_X86_64 LibreOffice_project/00$Build-2</meta:generator>
    <meta:document-statistic meta:table-count="0" meta:image-count="0" meta:object-count="0" meta:page-count="3" meta:paragraph-count="65" meta:word-count="1205" meta:character-count="6780" meta:non-whitespace-character-count="5634"/>
  </office:meta>
</office:document-meta>
</file>